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1901">
            <text:p>Tln-1901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700.0">
            <text:p>570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Lougas1999,Kriiska2002,RosentauEtal2021">
            <text:p>KriiskaLougas1999,Kriiska2002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1">
            <text:p>Hiiumaa-01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9815.0">
            <text:p>9815.0</text:p>
          </table:table-cell>
          <table:table-cell office:value-type="float" office:value="280.0">
            <text:p>280.0</text:p>
          </table:table-cell>
          <table:table-cell office:value-type="string" office:value="Coastal facies">
            <text:p>Coastal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68">
            <text:p>28.68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Hela-843">
            <text:p>Hela-843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540.0">
            <text:p>5540.0</text:p>
          </table:table-cell>
          <table:table-cell office:value-type="float" office:value="55.0">
            <text:p>55.0</text:p>
          </table:table-cell>
          <table:table-cell office:value-type="string" office:value="carbonized organic on the potsherd">
            <text:p>carbonized organic on the potsher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Etal2005,RosentauEtal2021">
            <text:p>KriiskaEtal200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4">
            <text:p>Hiiumaa-04</text:p>
          </table:table-cell>
          <table:table-cell office:value-type="float" office:value="58.9">
            <text:p>58.9</text:p>
          </table:table-cell>
          <table:table-cell office:value-type="float" office:value="22.22">
            <text:p>22.22</text:p>
          </table:table-cell>
          <table:table-cell office:value-type="float" office:value="5785.0">
            <text:p>5785.0</text:p>
          </table:table-cell>
          <table:table-cell office:value-type="float" office:value="110.0">
            <text:p>110.0</text:p>
          </table:table-cell>
          <table:table-cell office:value-type="string" office:value="Aeolian facies">
            <text:p>Aeolian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79">
            <text:p>20.79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5">
            <text:p>Hiiumaa-05</text:p>
          </table:table-cell>
          <table:table-cell office:value-type="float" office:value="58.9">
            <text:p>58.9</text:p>
          </table:table-cell>
          <table:table-cell office:value-type="float" office:value="22.22">
            <text:p>22.22</text:p>
          </table:table-cell>
          <table:table-cell office:value-type="float" office:value="6355.0">
            <text:p>6355.0</text:p>
          </table:table-cell>
          <table:table-cell office:value-type="float" office:value="155.0">
            <text:p>155.0</text:p>
          </table:table-cell>
          <table:table-cell office:value-type="string" office:value="Aeolian facies">
            <text:p>Aeolian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3">
            <text:p>22.3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6">
            <text:p>Hiiumaa-06</text:p>
          </table:table-cell>
          <table:table-cell office:value-type="float" office:value="58.9">
            <text:p>58.9</text:p>
          </table:table-cell>
          <table:table-cell office:value-type="float" office:value="22.23">
            <text:p>22.23</text:p>
          </table:table-cell>
          <table:table-cell office:value-type="float" office:value="3805.0">
            <text:p>3805.0</text:p>
          </table:table-cell>
          <table:table-cell office:value-type="float" office:value="110.0">
            <text:p>110.0</text:p>
          </table:table-cell>
          <table:table-cell office:value-type="string" office:value="Coastal facies">
            <text:p>Coastal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.4">
            <text:p>14.4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ther">
            <text:p>other</text:p>
          </table:table-cell>
          <table:table-cell office:value-type="string" office:value="Hiiumaa-08">
            <text:p>Hiiumaa-08</text:p>
          </table:table-cell>
          <table:table-cell office:value-type="float" office:value="58.9">
            <text:p>58.9</text:p>
          </table:table-cell>
          <table:table-cell office:value-type="float" office:value="22.64">
            <text:p>22.64</text:p>
          </table:table-cell>
          <table:table-cell office:value-type="float" office:value="7400.0">
            <text:p>7400.0</text:p>
          </table:table-cell>
          <table:table-cell office:value-type="float" office:value="150.0">
            <text:p>150.0</text:p>
          </table:table-cell>
          <table:table-cell office:value-type="string" office:value="n/a">
            <text:p>n/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9">
            <text:p>25.9</text:p>
          </table:table-cell>
          <table:table-cell office:value-type="float" office:value="0.58309518948453">
            <text:p>0.58309518948453</text:p>
          </table:table-cell>
          <table:table-cell office:value-type="float" office:value="0.58309518948453">
            <text:p>0.58309518948453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1898">
            <text:p>Tln-1898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464.0">
            <text:p>5464.0</text:p>
          </table:table-cell>
          <table:table-cell office:value-type="float" office:value="96.0">
            <text:p>96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0761">
            <text:p>Poz-50761</text:p>
          </table:table-cell>
          <table:table-cell office:value-type="float" office:value="58.86">
            <text:p>58.86</text:p>
          </table:table-cell>
          <table:table-cell office:value-type="float" office:value="22.54">
            <text:p>22.54</text:p>
          </table:table-cell>
          <table:table-cell office:value-type="float" office:value="1120.0">
            <text:p>1120.0</text:p>
          </table:table-cell>
          <table:table-cell office:value-type="float" office:value="40.0">
            <text:p>40.0</text:p>
          </table:table-cell>
          <table:table-cell office:value-type="string" office:value="Bark at the border of gyttja and sand">
            <text:p>Bark at the border of gyttja and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2.815">
            <text:p>12.81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2016">
            <text:p>Tln-2016</text:p>
          </table:table-cell>
          <table:table-cell office:value-type="float" office:value="58.9">
            <text:p>58.9</text:p>
          </table:table-cell>
          <table:table-cell office:value-type="float" office:value="22.22">
            <text:p>22.22</text:p>
          </table:table-cell>
          <table:table-cell office:value-type="float" office:value="6760.0">
            <text:p>6760.0</text:p>
          </table:table-cell>
          <table:table-cell office:value-type="float" office:value="50.0">
            <text:p>5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float" office:value="1.7262676501632068">
            <text:p>1.7262676501632068</text:p>
          </table:table-cell>
          <table:table-cell office:value-type="float" office:value="1.7262676501632068">
            <text:p>1.7262676501632068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Beta-521279">
            <text:p>Beta-521279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7390.0">
            <text:p>7390.0</text:p>
          </table:table-cell>
          <table:table-cell office:value-type="float" office:value="30.0">
            <text:p>30.0</text:p>
          </table:table-cell>
          <table:table-cell office:value-type="string" office:value="cones">
            <text:p>con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4.82">
            <text:p>24.82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Beta-521280">
            <text:p>Beta-521280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6020.0">
            <text:p>6020.0</text:p>
          </table:table-cell>
          <table:table-cell office:value-type="float" office:value="30.0">
            <text:p>30.0</text:p>
          </table:table-cell>
          <table:table-cell office:value-type="string" office:value="terrestial seeds">
            <text:p>terrestial see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14">
            <text:p>25.14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0758">
            <text:p>Poz-50758</text:p>
          </table:table-cell>
          <table:table-cell office:value-type="float" office:value="58.73">
            <text:p>58.73</text:p>
          </table:table-cell>
          <table:table-cell office:value-type="float" office:value="22.62">
            <text:p>22.62</text:p>
          </table:table-cell>
          <table:table-cell office:value-type="float" office:value="1550.0">
            <text:p>1550.0</text:p>
          </table:table-cell>
          <table:table-cell office:value-type="float" office:value="30.0">
            <text:p>3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59">
            <text:p>6.59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0759">
            <text:p>Poz-50759</text:p>
          </table:table-cell>
          <table:table-cell office:value-type="float" office:value="58.73">
            <text:p>58.73</text:p>
          </table:table-cell>
          <table:table-cell office:value-type="float" office:value="22.62">
            <text:p>22.62</text:p>
          </table:table-cell>
          <table:table-cell office:value-type="float" office:value="1480.0">
            <text:p>1480.0</text:p>
          </table:table-cell>
          <table:table-cell office:value-type="float" office:value="40.0">
            <text:p>40.0</text:p>
          </table:table-cell>
          <table:table-cell office:value-type="string" office:value="Bark in sand">
            <text:p>Bark in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6.5">
            <text:p>6.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0760">
            <text:p>Poz-50760</text:p>
          </table:table-cell>
          <table:table-cell office:value-type="float" office:value="58.89">
            <text:p>58.89</text:p>
          </table:table-cell>
          <table:table-cell office:value-type="float" office:value="22.67">
            <text:p>22.67</text:p>
          </table:table-cell>
          <table:table-cell office:value-type="float" office:value="1240.0">
            <text:p>1240.0</text:p>
          </table:table-cell>
          <table:table-cell office:value-type="float" office:value="30.0">
            <text:p>30.0</text:p>
          </table:table-cell>
          <table:table-cell office:value-type="string" office:value="Wood (root?) in silt">
            <text:p>Wood (root?) in sil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05">
            <text:p>18.0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2024">
            <text:p>Tln-2024</text:p>
          </table:table-cell>
          <table:table-cell office:value-type="float" office:value="58.91">
            <text:p>58.91</text:p>
          </table:table-cell>
          <table:table-cell office:value-type="float" office:value="22.22">
            <text:p>22.22</text:p>
          </table:table-cell>
          <table:table-cell office:value-type="float" office:value="6170.0">
            <text:p>6170.0</text:p>
          </table:table-cell>
          <table:table-cell office:value-type="float" office:value="50.0">
            <text:p>50.0</text:p>
          </table:table-cell>
          <table:table-cell office:value-type="string" office:value="Hazelnut shells">
            <text:p>Hazelnut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float" office:value="1.4317821063276353">
            <text:p>1.4317821063276353</text:p>
          </table:table-cell>
          <table:table-cell office:value-type="float" office:value="1.4317821063276353">
            <text:p>1.4317821063276353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0763">
            <text:p>Poz-50763</text:p>
          </table:table-cell>
          <table:table-cell office:value-type="float" office:value="58.89">
            <text:p>58.89</text:p>
          </table:table-cell>
          <table:table-cell office:value-type="float" office:value="22.67">
            <text:p>22.67</text:p>
          </table:table-cell>
          <table:table-cell office:value-type="float" office:value="5140.0">
            <text:p>5140.0</text:p>
          </table:table-cell>
          <table:table-cell office:value-type="float" office:value="40.0">
            <text:p>40.0</text:p>
          </table:table-cell>
          <table:table-cell office:value-type="string" office:value="Plant remains in sand">
            <text:p>Plant remains in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7.715">
            <text:p>17.71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ther">
            <text:p>other</text:p>
          </table:table-cell>
          <table:table-cell office:value-type="string" office:value="Hiiumaa-09">
            <text:p>Hiiumaa-09</text:p>
          </table:table-cell>
          <table:table-cell office:value-type="float" office:value="58.9">
            <text:p>58.9</text:p>
          </table:table-cell>
          <table:table-cell office:value-type="float" office:value="22.64">
            <text:p>22.64</text:p>
          </table:table-cell>
          <table:table-cell office:value-type="float" office:value="10300.0">
            <text:p>10300.0</text:p>
          </table:table-cell>
          <table:table-cell office:value-type="float" office:value="100.0">
            <text:p>100.0</text:p>
          </table:table-cell>
          <table:table-cell office:value-type="string" office:value="n/a">
            <text:p>n/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7.3">
            <text:p>47.3</text:p>
          </table:table-cell>
          <table:table-cell office:value-type="float" office:value="0.58309518948453">
            <text:p>0.58309518948453</text:p>
          </table:table-cell>
          <table:table-cell office:value-type="float" office:value="0.58309518948453">
            <text:p>0.58309518948453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5">
            <text:p>Poz-52915</text:p>
          </table:table-cell>
          <table:table-cell office:value-type="float" office:value="58.73">
            <text:p>58.73</text:p>
          </table:table-cell>
          <table:table-cell office:value-type="float" office:value="22.62">
            <text:p>22.62</text:p>
          </table:table-cell>
          <table:table-cell office:value-type="float" office:value="1020.0">
            <text:p>1020.0</text:p>
          </table:table-cell>
          <table:table-cell office:value-type="float" office:value="30.0">
            <text:p>30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63">
            <text:p>6.63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Le-5452">
            <text:p>Le-5452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575.0">
            <text:p>5575.0</text:p>
          </table:table-cell>
          <table:table-cell office:value-type="float" office:value="50.0">
            <text:p>5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2002,RosentauEtal2021">
            <text:p>Kriiska2002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21">
            <text:p>Poz-52921</text:p>
          </table:table-cell>
          <table:table-cell office:value-type="float" office:value="58.86">
            <text:p>58.86</text:p>
          </table:table-cell>
          <table:table-cell office:value-type="float" office:value="22.54">
            <text:p>22.54</text:p>
          </table:table-cell>
          <table:table-cell office:value-type="float" office:value="4490.0">
            <text:p>4490.0</text:p>
          </table:table-cell>
          <table:table-cell office:value-type="float" office:value="40.0">
            <text:p>40.0</text:p>
          </table:table-cell>
          <table:table-cell office:value-type="string" office:value="Plant remains in sand">
            <text:p>Plant remains in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2.72">
            <text:p>12.72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22">
            <text:p>Poz-52922</text:p>
          </table:table-cell>
          <table:table-cell office:value-type="float" office:value="58.86">
            <text:p>58.86</text:p>
          </table:table-cell>
          <table:table-cell office:value-type="float" office:value="22.54">
            <text:p>22.54</text:p>
          </table:table-cell>
          <table:table-cell office:value-type="float" office:value="2960.0">
            <text:p>2960.0</text:p>
          </table:table-cell>
          <table:table-cell office:value-type="float" office:value="100.0">
            <text:p>100.0</text:p>
          </table:table-cell>
          <table:table-cell office:value-type="string" office:value="Plant remains in clay">
            <text:p>Plant remains in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2.615">
            <text:p>12.61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2686">
            <text:p>Ta-2686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460.0">
            <text:p>546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2002,RosentauEtal2021">
            <text:p>Kriiska2002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KIA-54045">
            <text:p>KIA-54045</text:p>
          </table:table-cell>
          <table:table-cell office:value-type="float" office:value="58.89">
            <text:p>58.89</text:p>
          </table:table-cell>
          <table:table-cell office:value-type="float" office:value="22.22">
            <text:p>22.22</text:p>
          </table:table-cell>
          <table:table-cell office:value-type="float" office:value="4433.0">
            <text:p>4433.0</text:p>
          </table:table-cell>
          <table:table-cell office:value-type="float" office:value="27.0">
            <text:p>27.0</text:p>
          </table:table-cell>
          <table:table-cell office:value-type="string" office:value="Bone, unburnt, Phosidae">
            <text:p>Bone, unburnt, Phosida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8.4">
            <text:p>18.4</text:p>
          </table:table-cell>
          <table:table-cell office:value-type="float" office:value="1.6278820596099708">
            <text:p>1.6278820596099708</text:p>
          </table:table-cell>
          <table:table-cell office:value-type="float" office:value="1.6278820596099708">
            <text:p>1.6278820596099708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KIA-54040">
            <text:p>KIA-54040</text:p>
          </table:table-cell>
          <table:table-cell office:value-type="float" office:value="58.9">
            <text:p>58.9</text:p>
          </table:table-cell>
          <table:table-cell office:value-type="float" office:value="22.2">
            <text:p>22.2</text:p>
          </table:table-cell>
          <table:table-cell office:value-type="float" office:value="5585.0">
            <text:p>5585.0</text:p>
          </table:table-cell>
          <table:table-cell office:value-type="float" office:value="35.0">
            <text:p>35.0</text:p>
          </table:table-cell>
          <table:table-cell office:value-type="string" office:value="Bone, unburnt, Phosidae">
            <text:p>Bone, unburnt, Phosida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7.5">
            <text:p>27.5</text:p>
          </table:table-cell>
          <table:table-cell office:value-type="float" office:value="0.9013878188659973">
            <text:p>0.9013878188659973</text:p>
          </table:table-cell>
          <table:table-cell office:value-type="float" office:value="0.9013878188659973">
            <text:p>0.9013878188659973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1493">
            <text:p>TA-1493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330.0">
            <text:p>533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2533">
            <text:p>TA-2533</text:p>
          </table:table-cell>
          <table:table-cell office:value-type="float" office:value="58.9">
            <text:p>58.9</text:p>
          </table:table-cell>
          <table:table-cell office:value-type="float" office:value="22.22">
            <text:p>22.22</text:p>
          </table:table-cell>
          <table:table-cell office:value-type="float" office:value="6640.0">
            <text:p>664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float" office:value="1.7262676501632068">
            <text:p>1.7262676501632068</text:p>
          </table:table-cell>
          <table:table-cell office:value-type="float" office:value="1.7262676501632068">
            <text:p>1.7262676501632068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20">
            <text:p>Poz-52920</text:p>
          </table:table-cell>
          <table:table-cell office:value-type="float" office:value="58.86">
            <text:p>58.86</text:p>
          </table:table-cell>
          <table:table-cell office:value-type="float" office:value="22.54">
            <text:p>22.54</text:p>
          </table:table-cell>
          <table:table-cell office:value-type="float" office:value="4470.0">
            <text:p>4470.0</text:p>
          </table:table-cell>
          <table:table-cell office:value-type="float" office:value="40.0">
            <text:p>40.0</text:p>
          </table:table-cell>
          <table:table-cell office:value-type="string" office:value="Twig in gyttja">
            <text:p>Twig in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2.88">
            <text:p>12.88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29">
            <text:p>TA-29</text:p>
          </table:table-cell>
          <table:table-cell office:value-type="float" office:value="58.9">
            <text:p>58.9</text:p>
          </table:table-cell>
          <table:table-cell office:value-type="float" office:value="22.62">
            <text:p>22.62</text:p>
          </table:table-cell>
          <table:table-cell office:value-type="float" office:value="3280.0">
            <text:p>3280.0</text:p>
          </table:table-cell>
          <table:table-cell office:value-type="float" office:value="180.0">
            <text:p>180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4.24">
            <text:p>14.24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LiivaEtal1966,RosentauEtal2021">
            <text:p>LiivaEtal1966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4">
            <text:p>TA-524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2440.0">
            <text:p>2440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55">
            <text:p>26.5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5">
            <text:p>TA-525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4360.0">
            <text:p>4360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1">
            <text:p>26.1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30">
            <text:p>TA-530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8190.0">
            <text:p>8190.0</text:p>
          </table:table-cell>
          <table:table-cell office:value-type="float" office:value="90.0">
            <text:p>90.0</text:p>
          </table:table-cell>
          <table:table-cell office:value-type="string" office:value="carboanate fraction">
            <text:p>carboanate fracti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4.05">
            <text:p>24.0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6">
            <text:p>TA-526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4860.0">
            <text:p>4860.0</text:p>
          </table:table-cell>
          <table:table-cell office:value-type="float" office:value="70.0">
            <text:p>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35">
            <text:p>25.3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7">
            <text:p>TA-527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6580.0">
            <text:p>6580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05">
            <text:p>25.0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9">
            <text:p>TA-529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7850.0">
            <text:p>7850.0</text:p>
          </table:table-cell>
          <table:table-cell office:value-type="float" office:value="70.0">
            <text:p>70.0</text:p>
          </table:table-cell>
          <table:table-cell office:value-type="string" office:value="carboanate fraction">
            <text:p>carboanate fracti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4.6">
            <text:p>24.6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8">
            <text:p>TA-528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7440.0">
            <text:p>7440.0</text:p>
          </table:table-cell>
          <table:table-cell office:value-type="float" office:value="60.0">
            <text:p>60.0</text:p>
          </table:table-cell>
          <table:table-cell office:value-type="string" office:value="carboanate fraction">
            <text:p>carboanate fracti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4.75">
            <text:p>24.7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3">
            <text:p>TA-523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1060.0">
            <text:p>106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7.2">
            <text:p>27.2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8">
            <text:p>Poz-52918</text:p>
          </table:table-cell>
          <table:table-cell office:value-type="float" office:value="58.89">
            <text:p>58.89</text:p>
          </table:table-cell>
          <table:table-cell office:value-type="float" office:value="22.67">
            <text:p>22.67</text:p>
          </table:table-cell>
          <table:table-cell office:value-type="float" office:value="5600.0">
            <text:p>5600.0</text:p>
          </table:table-cell>
          <table:table-cell office:value-type="float" office:value="40.0">
            <text:p>40.0</text:p>
          </table:table-cell>
          <table:table-cell office:value-type="string" office:value="Plant remains in gyttja">
            <text:p>Plant remains in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445">
            <text:p>18.44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3">
            <text:p>Hiiumaa-03</text:p>
          </table:table-cell>
          <table:table-cell office:value-type="float" office:value="58.9">
            <text:p>58.9</text:p>
          </table:table-cell>
          <table:table-cell office:value-type="float" office:value="22.22">
            <text:p>22.22</text:p>
          </table:table-cell>
          <table:table-cell office:value-type="float" office:value="4835.0">
            <text:p>4835.0</text:p>
          </table:table-cell>
          <table:table-cell office:value-type="float" office:value="145.0">
            <text:p>145.0</text:p>
          </table:table-cell>
          <table:table-cell office:value-type="string" office:value="Coastal facies">
            <text:p>Coastal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.54">
            <text:p>16.54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Ua-12072">
            <text:p>Ua-12072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4615.0">
            <text:p>4615.0</text:p>
          </table:table-cell>
          <table:table-cell office:value-type="float" office:value="70.0">
            <text:p>7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85">
            <text:p>25.85</text:p>
          </table:table-cell>
          <table:table-cell office:value-type="float" office:value="0.30413812651491096">
            <text:p>0.30413812651491096</text:p>
          </table:table-cell>
          <table:table-cell office:value-type="float" office:value="0.30413812651491096">
            <text:p>0.30413812651491096</text:p>
          </table:table-cell>
          <table:table-cell office:value-type="string" office:value="KonigssonEtal1998,RosentauEtal2021">
            <text:p>KonigssonEtal1998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7">
            <text:p>Poz-52917</text:p>
          </table:table-cell>
          <table:table-cell office:value-type="float" office:value="58.89">
            <text:p>58.89</text:p>
          </table:table-cell>
          <table:table-cell office:value-type="float" office:value="22.67">
            <text:p>22.67</text:p>
          </table:table-cell>
          <table:table-cell office:value-type="float" office:value="5050.0">
            <text:p>50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8.535">
            <text:p>18.53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Ua-12073">
            <text:p>Ua-12073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2775.0">
            <text:p>2775.0</text:p>
          </table:table-cell>
          <table:table-cell office:value-type="float" office:value="65.0">
            <text:p>65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89">
            <text:p>26.89</text:p>
          </table:table-cell>
          <table:table-cell office:value-type="float" office:value="0.30413812651491096">
            <text:p>0.30413812651491096</text:p>
          </table:table-cell>
          <table:table-cell office:value-type="float" office:value="0.30413812651491096">
            <text:p>0.30413812651491096</text:p>
          </table:table-cell>
          <table:table-cell office:value-type="string" office:value="KonigssonEtal1998,RosentauEtal2021">
            <text:p>KonigssonEtal1998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1871">
            <text:p>Tln-1871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370.0">
            <text:p>5370.0</text:p>
          </table:table-cell>
          <table:table-cell office:value-type="float" office:value="68.0">
            <text:p>68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1873">
            <text:p>Tln-1873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604.0">
            <text:p>5604.0</text:p>
          </table:table-cell>
          <table:table-cell office:value-type="float" office:value="52.0">
            <text:p>52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3">
            <text:p>Poz-52913</text:p>
          </table:table-cell>
          <table:table-cell office:value-type="float" office:value="58.73">
            <text:p>58.73</text:p>
          </table:table-cell>
          <table:table-cell office:value-type="float" office:value="22.62">
            <text:p>22.62</text:p>
          </table:table-cell>
          <table:table-cell office:value-type="float" office:value="1630.0">
            <text:p>1630.0</text:p>
          </table:table-cell>
          <table:table-cell office:value-type="float" office:value="30.0">
            <text:p>30.0</text:p>
          </table:table-cell>
          <table:table-cell office:value-type="string" office:value="Wood in clay">
            <text:p>Wood in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.84">
            <text:p>5.84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6">
            <text:p>Poz-52916</text:p>
          </table:table-cell>
          <table:table-cell office:value-type="float" office:value="58.89">
            <text:p>58.89</text:p>
          </table:table-cell>
          <table:table-cell office:value-type="float" office:value="22.67">
            <text:p>22.67</text:p>
          </table:table-cell>
          <table:table-cell office:value-type="float" office:value="5190.0">
            <text:p>51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8.585">
            <text:p>18.58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4">
            <text:p>Poz-52914</text:p>
          </table:table-cell>
          <table:table-cell office:value-type="float" office:value="58.73">
            <text:p>58.73</text:p>
          </table:table-cell>
          <table:table-cell office:value-type="float" office:value="22.62">
            <text:p>22.62</text:p>
          </table:table-cell>
          <table:table-cell office:value-type="float" office:value="1490.0">
            <text:p>1490.0</text:p>
          </table:table-cell>
          <table:table-cell office:value-type="float" office:value="30.0">
            <text:p>30.0</text:p>
          </table:table-cell>
          <table:table-cell office:value-type="string" office:value="Wood in sand">
            <text:p>Wood in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6.34">
            <text:p>6.34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2">
            <text:p>Hiiumaa-02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9925.0">
            <text:p>9925.0</text:p>
          </table:table-cell>
          <table:table-cell office:value-type="float" office:value="235.0">
            <text:p>235.0</text:p>
          </table:table-cell>
          <table:table-cell office:value-type="string" office:value="Aeolian facies">
            <text:p>Aeolian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4">
            <text:p>28.4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Ua-12070">
            <text:p>Ua-12070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8495.0">
            <text:p>8495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4.36">
            <text:p>24.36</text:p>
          </table:table-cell>
          <table:table-cell office:value-type="float" office:value="0.30413812651491096">
            <text:p>0.30413812651491096</text:p>
          </table:table-cell>
          <table:table-cell office:value-type="float" office:value="0.30413812651491096">
            <text:p>0.30413812651491096</text:p>
          </table:table-cell>
          <table:table-cell office:value-type="string" office:value="KonigssonEtal1998,RosentauEtal2021">
            <text:p>KonigssonEtal1998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Ua-12071">
            <text:p>Ua-12071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6825.0">
            <text:p>6825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4.82">
            <text:p>24.82</text:p>
          </table:table-cell>
          <table:table-cell office:value-type="float" office:value="0.30413812651491096">
            <text:p>0.30413812651491096</text:p>
          </table:table-cell>
          <table:table-cell office:value-type="float" office:value="0.30413812651491096">
            <text:p>0.30413812651491096</text:p>
          </table:table-cell>
          <table:table-cell office:value-type="string" office:value="KonigssonEtal1998,RosentauEtal2021">
            <text:p>KonigssonEtal1998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